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7a20d" officeooo:paragraph-rsid="0007a20d"/>
    </style:style>
    <style:style style:name="P2" style:family="paragraph" style:parent-style-name="Standard">
      <style:text-properties fo:font-weight="bold" officeooo:rsid="0007a20d" officeooo:paragraph-rsid="0007a20d" style:font-weight-asian="bold" style:font-weight-complex="bold"/>
    </style:style>
    <style:style style:name="P3" style:family="paragraph" style:parent-style-name="Standard">
      <style:text-properties officeooo:rsid="00083cf2" officeooo:paragraph-rsid="00083cf2"/>
    </style:style>
    <style:style style:name="P4" style:family="paragraph" style:parent-style-name="Standard">
      <style:text-properties fo:font-weight="normal" officeooo:rsid="00084ba5" officeooo:paragraph-rsid="00084ba5" style:font-weight-asian="normal" style:font-weight-complex="normal"/>
    </style:style>
    <style:style style:name="P5" style:family="paragraph" style:parent-style-name="Standard">
      <style:text-properties fo:font-weight="normal" officeooo:rsid="000857e4" officeooo:paragraph-rsid="000857e4" style:font-weight-asian="normal" style:font-weight-complex="normal"/>
    </style:style>
    <style:style style:name="P6" style:family="paragraph" style:parent-style-name="Standard">
      <style:text-properties fo:font-weight="normal" officeooo:rsid="00089e67" officeooo:paragraph-rsid="00089e67" style:font-weight-asian="normal" style:font-weight-complex="normal"/>
    </style:style>
    <style:style style:name="P7" style:family="paragraph" style:parent-style-name="Standard">
      <style:text-properties fo:font-weight="normal" officeooo:rsid="00089e67" officeooo:paragraph-rsid="00089e67" style:font-weight-asian="normal" style:font-weight-complex="normal"/>
    </style:style>
    <style:style style:name="P8" style:family="paragraph" style:parent-style-name="Standard">
      <style:text-properties fo:font-weight="normal" officeooo:rsid="000a4c2b" officeooo:paragraph-rsid="000a4c2b" style:font-weight-asian="normal" style:font-weight-complex="normal"/>
    </style:style>
    <style:style style:name="P9" style:family="paragraph" style:parent-style-name="Standard">
      <style:paragraph-properties fo:break-before="page"/>
      <style:text-properties fo:font-weight="normal" officeooo:rsid="000a4c2b" officeooo:paragraph-rsid="000a4c2b" style:font-weight-asian="normal" style:font-weight-complex="normal"/>
    </style:style>
    <style:style style:name="P10" style:family="paragraph" style:parent-style-name="Standard">
      <style:text-properties fo:font-weight="bold" officeooo:rsid="000a4c2b" officeooo:paragraph-rsid="000a4c2b" style:font-weight-asian="bold" style:font-weight-complex="bold"/>
    </style:style>
    <style:style style:name="T1" style:family="text">
      <style:text-properties fo:font-weight="bold" style:font-weight-asian="bold" style:font-weight-complex="bold"/>
    </style:style>
    <style:style style:name="T2" style:family="text">
      <style:text-properties officeooo:rsid="000857e4"/>
    </style:style>
    <style:style style:name="T3" style:family="text">
      <style:text-properties officeooo:rsid="000a4c2b"/>
    </style:style>
    <style:style style:name="T4" style:family="text">
      <style:text-properties fo:font-weight="normal" style:font-weight-asian="normal" style:font-weight-complex="normal"/>
    </style:style>
    <style:style style:name="T5" style:family="text">
      <style:text-properties officeooo:rsid="000acdf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 opción de la puerta es uuna historia de comedia/humorística.</text:p>
      <text:p text:style-name="P1"/>
      <text:p text:style-name="P2">La opción de la ventana es una historia de acción y ciencia-ficción.</text:p>
      <text:p text:style-name="P1">Si el usuario hace click en la ventana, el protagonista se acercará a ella y se pondrá a ver las estrellas, el plano cambiará para mostrar esto mismo. Se verá un cielo nocturno estrellado. Al cabo de unos segundos, se podrá ver un haz de luz, como una especie de cometa, pero verde. Este colisiona relativamente cerca de la casa, de hecho el lugar de impacto ha de verse en el plano, sin estar demasiado cerca.</text:p>
      <text:p text:style-name="P1"/>
      <text:p text:style-name="P3">El protagonista tendrá un debate interno, pues tiene curiosidad y quiere ir a explorar, pero por otro lado tiene miedo.<text:line-break/><text:line-break/><text:span text:style-name="T1">Si se decide ir:</text:span></text:p>
      <text:p text:style-name="P4">La escena cambia a un parque público, donde en la fuente se ve un brillo verdoso pulsante y un montón de vapor de agua.</text:p>
      <text:p text:style-name="P4"/>
      <text:p text:style-name="P4">El protagonista se ve bastante agitado, <text:s/><text:span text:style-name="T2">se inserta un pequeño monólo por parte del protagonista de que esto es justo como en las pelis de alienǵenas que ha visto, y que sería muy mala idea acercarse más.</text:span></text:p>
      <text:p text:style-name="P5">Aquí se da la opción de salir corriendo o acercarse más.<text:line-break/><text:line-break/><text:span text:style-name="T1">Si se decide acercar más:</text:span></text:p>
      <text:p text:style-name="P6">Se acerca al borde de la fuente y se sube al borde, pues con tanto vapor no se ve nada. Pierde el equilibrio y cae encima del meteorito.</text:p>
      <text:p text:style-name="P6"/>
      <text:p text:style-name="P6">Al principio notaba un calor intenso, pero al poco rato dejó de notar calor, pensaba que se había muerto. Cuando volvió a abrir los ojos, estaba a más de mil metros del suelo. <text:span text:style-name="T3">Se veía la ciudad iluminad como si de un modelo en miniatura se tratase.</text:span></text:p>
      <text:p text:style-name="P6"/>
      <text:p text:style-name="P8">Entró en pánico y lo único que quería en ese momento era bajar lo antes posible. Nada más pensar eso, empezó a descender en picado.</text:p>
      <text:p text:style-name="P8"/>
      <text:p text:style-name="P10">[Quick Time Event]</text:p>
      <text:p text:style-name="P8"><text:span text:style-name="T1">Si falla el QTE:</text:span></text:p>
      <text:p text:style-name="P10"><text:span text:style-name="T4"><text:tab/>El personaje se estrella contra el suelo, el plano es la ciudad haciéndose más grande conforme <text:tab/>se acerca al suelo, finalmente antes de estrellarse, se pone el plano a negro y se vuelve al menú <text:tab/>principal, implicando que el protagonista ha muerto.</text:span><text:tab/></text:p>
      <text:p text:style-name="P10">Si pasa el QTE:</text:p>
      <text:p text:style-name="P8"><text:tab/>El personaje se para en seco en el aire, a pocos metros de colisionar contra el suelo.</text:p>
      <text:p text:style-name="P8"><text:tab/>El protagonista descubre que tiene la habilidad de volar, emocionado, decide que a partir de ese <text:tab/>día, iba a ser un superhéroe.</text:p>
      <text:p text:style-name="P8"><text:tab/><text:span text:style-name="T5">[Fundido a negro]</text:span></text:p>
      <text:p text:style-name="P8"><text:tab/><text:span text:style-name="T5">Una semana después, plano de una TV, en las noticicias se ve a un reportero hablando de cómo <text:tab/>un cahaval vestido con un disfraz cutre de superhéroe apareció volando para detener un atraco <text:tab/>armado y murió por un disparo.</text:span></text:p>
      <text:p text:style-name="P8"/>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11T18:42:15.827916305</meta:creation-date>
    <dc:date>2021-11-18T17:42:27.824030494</dc:date>
    <meta:editing-duration>PT1H12M32S</meta:editing-duration>
    <meta:editing-cycles>6</meta:editing-cycles>
    <meta:generator>LibreOffice/7.2.2.2$Linux_X86_64 LibreOffice_project/20$Build-2</meta:generator>
    <meta:document-statistic meta:table-count="0" meta:image-count="0" meta:object-count="0" meta:page-count="2" meta:paragraph-count="18" meta:word-count="433" meta:character-count="2350" meta:non-whitespace-character-count="1921"/>
  </office:meta>
</office:document-meta>
</file>